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cm" fo:margin-bottom="0.353cm" fo:line-height="115%"/>
      <style:text-properties fo:font-size="11pt" fo:language="none" fo:country="none" style:font-size-asian="11pt" style:font-size-complex="11pt"/>
    </style:style>
    <style:style style:name="P2" style:family="paragraph" style:parent-style-name="Standard" style:list-style-name="">
      <style:paragraph-properties fo:margin-top="0cm" fo:margin-bottom="0.353cm" fo:line-height="115%"/>
      <style:text-properties fo:font-size="11pt" fo:language="none" fo:country="none" fo:background-color="transparent" style:font-size-asian="11pt" style:font-size-complex="11pt"/>
    </style:style>
    <style:style style:name="P3" style:family="paragraph" style:parent-style-name="Standard" style:list-style-name="" style:master-page-name="Standard">
      <style:paragraph-properties fo:margin-top="0cm" fo:margin-bottom="0.353cm" fo:line-height="115%" style:page-number="auto"/>
      <style:text-properties fo:font-size="11pt" fo:language="none" fo:country="none" style:font-size-asian="11pt" style:font-size-complex="11pt"/>
    </style:style>
    <style:style style:name="T1" style:family="text">
      <style:text-properties fo:background-color="#ffff00"/>
    </style:style>
    <style:style style:name="T2" style:family="text">
      <style:text-properties fo:font-style="italic" fo:background-color="#ffff0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this frame, the longitudinal and lateral flapping angles ($u_{1s_i}$, $v_{1s_i}$) are calculated and now then expressed in the body frame of the quadrotor ($a1s_i$, $b1s_i$).</text:p>
      <text:p text:style-name="P1"/>
      <text:p text:style-name="P1">The expressions are the following: </text:p>
      <text:p text:style-name="P1"/>
      <text:p text:style-name="P1">\begin{equation}\label{eq:vblade}</text:p>
      <text:p text:style-name="P1">v_{ri} = V(t) + \Omega(t) \times D_i</text:p>
      <text:p text:style-name="P1">\end{equation}</text:p>
      <text:p text:style-name="P1"/>
      <text:p text:style-name="P1">\begin{equation}\label{eq:ratioBlade}</text:p>
      <text:p text:style-name="P1">\mu(t)_{ri} = \frac{\|v(t)_{ri(1,2)}\|}{\omega(t)_i R}</text:p>
      <text:p text:style-name="P1">\end{equation}</text:p>
      <text:p text:style-name="P1"/>
      <text:p text:style-name="P1">\begin{equation}\label{eq:azimutal}</text:p>
      <text:p text:style-name="P1">\Psi(t)_{ri} = arctan(\frac{v(t)_{ri(2)}}{v(t)_{ri(1)}})</text:p>
      <text:p text:style-name="P1">\end{equation}</text:p>
      <text:p text:style-name="P1"/>
      <text:p text:style-name="P1">Equation (\ref{eq:vblade}) denotes the velocity vector of the $i$-th rotor. It's calculated as the sum of the velocity of the quadrotor plus the velocity due to the angular rotation of the system. </text:p>
      <text:p text:style-name="P1">Equation (\ref{eq:ratioBlade}) is the ratio between the magnitude of the advance velocity and the linear velocity of the blades, and called the advance ratio. </text:p>
      <text:p text:style-name="P1">Equation (\ref{eq:azimutal}) is the azimuthal direction of motion. </text:p>
      <text:p text:style-name="P1">On the other hand, the longitudinal and lateral flapping angles in the local reference $B_i$ are:</text:p>
      <text:p text:style-name="P1">\begin{equation}\label{eq:us}</text:p>
      <text:p text:style-name="P1">u(t)_{1s_i} = \frac{1}{1-\frac{\mu(t)^2_{ri}}{2}} \mu(t)^2_{ri} (4\theta_i - 2\lambda_i)</text:p>
      <text:p text:style-name="P1">\end{equation}</text:p>
      <text:p text:style-name="P1"/>
      <text:p text:style-name="P1"><text:soft-page-break/>\begin{equation}\label{eq:vs}</text:p>
      <text:p text:style-name="P1">v(t)_{1s_i} = \frac{1}{1+\frac{\mu(t)^2_{ri}}{2}} \frac{4}{3} (\frac{C_t}{\sigma} <text:s/>\frac{2}{3} \frac{\mu(t)_{ri} <text:s/>\gamma}{a}+\mu(t)_{ri})</text:p>
      <text:p text:style-name="P1">\end{equation}</text:p>
      <text:p text:style-name="P1"/>
      <text:p text:style-name="P1">\begin{equation}\label{eq:lambda}</text:p>
      <text:p text:style-name="P1">\lambda_i = \sqrt{\frac{C_T}{2}}</text:p>
      <text:p text:style-name="P1">\end{equation}</text:p>
      <text:p text:style-name="P1"/>
      <text:p text:style-name="P1">\begin{equation}\label{eq:gamma}</text:p>
      <text:p text:style-name="P1">\gamma = \frac{\rho a c r_r^4}{I_b}</text:p>
      <text:p text:style-name="P1">\end{equation}</text:p>
      <text:p text:style-name="P1"/>
      <text:p text:style-name="P1">\nomenclature[]{$\sigma$}{Non-dimensional rotor solidity} </text:p>
      <text:p text:style-name="P1">\nomenclature[]{$a$}{Non-dimensional blade lift slope gradient} </text:p>
      <text:p text:style-name="P1">\nomenclature[]{$c$}{Blade chord [$m$]} </text:p>
      <text:p text:style-name="P1">\nomenclature[]{$I_b$}{Rotor blade rotational inertia about the flapping hinge [$kgm^2$]} </text:p>
      <text:p text:style-name="P2">Where $\sigma$ is the rotor solidity which is the ratio between the total blade area and the total disk area; $a$ is the blade slope gradient; $c$ is the blade <text:span text:style-name="T1">chord [m] ( </text:span><text:span text:style-name="T2">si vols dir corda, jo posaria string(si es fina), rope(si es gruixuda) , o chain (si es una cadena) </text:span>; $r_r$ is the rotor radius [m]; $I_b$ is the rotor blade rotational inertia of the flapping hinge [\SI{}{kg.m^2}].</text:p>
      <text:p text:style-name="P1"/>
      <text:p text:style-name="P1">Equation (\ref{eq:us}) is the longitudinal flapping angle. Depends on the parameters of the blade and the inflow of the rotor.</text:p>
      <text:p text:style-name="P1"/>
      <text:p text:style-name="P1">Equation (\ref{eq:vs}) is the lateral flapping angle. Depends on the geometry of the blade, the inflow of the rotor and the Lock Number which is defined in \cite{lib12}.</text:p>
      <text:p text:style-name="P1"/>
      <text:p text:style-name="P1"><text:soft-page-break/>Equation (\ref{eq:lambda}) is an approximation of the inflow's rotor.</text:p>
      <text:p text:style-name="P1"/>
      <text:p text:style-name="P1">Equation (\ref{eq:gamma}) is the Lock Number which represents the ratio between the aerodynamic and the inertial forces on the blade.</text:p>
      <text:p text:style-name="P1"/>
      <text:p text:style-name="P1">All the last described parameters are related with the geometry of the blades. </text:p>
      <text:p text:style-name="P1"/>
      <text:p text:style-name="P1">Once the longitudinal and lateral flapping angles are calculated in the local body frame of the rotor, are then transformed back into the quadrotor body frame using the frame mapping $J_{B_i}^A$.</text:p>
      <text:p text:style-name="P1">\begin{equation}\label{eq:jacob}</text:p>
      <text:p text:style-name="P1">J^A_{B_i} = \begin{pmatrix} cos(\Psi_{ri}) &amp; -sin(\Psi_{ri}) \\</text:p>
      <text:p text:style-name="P1"><text:s text:c="28"/>sin(\Psi_{ri}) &amp; cos(\Psi_{ri}) \end{pmatrix}</text:p>
      <text:p text:style-name="P1">\end{equation}</text:p>
      <text:p text:style-name="P1"><text:s text:c="15"/></text:p>
      <text:p text:style-name="P1">Finally, the influence of the pitch and roll rates are added to the flapping angles.</text:p>
      <text:p text:style-name="P1">\begin{equation}\label{eq:bladeAng}</text:p>
      <text:p text:style-name="P1">\begin{pmatrix} a1s_i \\</text:p>
      <text:p text:style-name="P1"><text:s text:c="16"/>b1s_i \end{pmatrix} <text:s/>= J_{B_i}^A \begin{pmatrix} u_1s_i \\</text:p>
      <text:p text:style-name="P1"><text:s text:c="65"/>v_1s_i \end{pmatrix} + \begin{pmatrix} \frac{\frac{16}{\gamma}\cdot \frac{\Omega_x}{\omega_i}+\frac{\Omega_y}{\omega_i}}{1-\frac{\mu^2_{ri}}{2}}\\</text:p>
      <text:p text:style-name="P1"><text:s text:c="92"/>-\frac{\frac{16}{\gamma}\cdot \frac{\Omega_y}{\omega_i}+\frac{\Omega_x}{\omega_i}}{1-\frac{\mu^2_{ri}}{2}} \end{pmatrix} </text:p>
      <text:p text:style-name="P1">\end{equation}</text:p>
      <text:p text:style-name="P1"/>
      <text:p text:style-name="P1">with $\Omega_x$ and $\Omega_y$ as a pitch and roll rates, $\omega_i$ angular rate of the rotor $i$-th.</text:p>
      <text:p text:style-name="P1"><text:soft-page-break/></text:p>
      <text:p text:style-name="P1">This values represent the effects of the geometry and physic properties of the propellers. Depending on the model and the blade shape used, the behavior of the system varies. </text:p>
      <text:p text:style-name="P1">Also, by modeling this effect, it's possible to correct the non controlled lateral movement when the quadrotor is<text:span text:style-name="T1"> hovering. <text:s/>(</text:span><text:span text:style-name="T2">vols dir volant? Jo posaria futtering... pero no se explicar perque!)</text:span></text:p>
      <text:p text:style-name="P1"/>
      <text:p text:style-name="P1">Still, the equations here presented are a mathematical approximation of a blade physics, where some assumptions have been made, all explained in \cite{lib16} and in \cite{lib45}. </text:p>
      <text:p text:style-name="P1"/>
      <text:p text:style-name="P1">Using the equations described on this section, the behavior of a quadrotor remain completely defined. </text:p>
      <text:p text:style-name="P1"/>
      <text:p text:style-name="P1"/>
      <text:p text:style-name="P1">%%%%%%%%%%%%%%%%%%%%%%%%%%%%%%%%%%%%%%%%%%%%%%%%%%%%%%%%%%%%%%%%%%%%%%%%%%%%%%%%%%%%%%%%%%%%%%%%%%%%%%%%%%%%%%%%%%%%%%</text:p>
      <text:p text:style-name="P1"/>
      <text:p text:style-name="P1"/>
      <text:p text:style-name="P1">%%%%%%%%%%%%%%%%%%%%%%%%%%%%%%%%%%%%%%%%%%%%%%%%%%%%%%%%%%%%%%%%%%%%%%%%%%%%%%%%%%%%%%%%%%%%%%%%%%%%%%%%%%%%%%%%%%%%%%</text:p>
      <text:p text:style-name="P1"/>
      <text:p text:style-name="P1"/>
      <text:p text:style-name="P1">\subsection{Dynamic Equations to Simulate the Real Plant}</text:p>
      <text:p text:style-name="P1"/>
      <text:p text:style-name="P1">Once the NMPC solves the problem, the control signals that minimize the cost function are found. </text:p>
      <text:p text:style-name="P1">The framework of this study is limited to simulation scenarios so it's a model to emulate the real behavior for each sampled time, used also to obtain the variable states for the next optimization. </text:p>
      <text:p text:style-name="P1"><text:soft-page-break/></text:p>
      <text:p text:style-name="P1">It must be noticed that the model used for the controller is different from the model used to simulate the real plant. For this reason it's possible to set the NMPC to absorb the potential errors and increase its robustness.</text:p>
      <text:p text:style-name="P1">Subsequently, the model to emulate the behavior of the quadrotor with the arm it's a simplification of the real model described in Section \ref{dynamicEqQuad}. In this case, all the flapping effects will be removed from the dynamic equations. </text:p>
      <text:p text:style-name="P1">$$a1s_i = 0$$ </text:p>
      <text:p text:style-name="P1">$$b1s_i = 0$$</text:p>
      <text:p text:style-name="P1">Which means that (\ref{eq:thrust}) has been modified as follows: </text:p>
      <text:p text:style-name="P1">\begin{equation}\label{eq:mdRP}</text:p>
      <text:p text:style-name="P1">T_i(t) = C_T <text:s/>\rho <text:s/>A <text:s/>r^2 <text:s/>\omega(t)_i^2 \begin{pmatrix}0\\</text:p>
      <text:p text:style-name="P1"><text:s text:c="57"/>0\\</text:p>
      <text:p text:style-name="P1"><text:s text:c="57"/>-1 \end{pmatrix} </text:p>
      <text:p text:style-name="P1">\end{equation}</text:p>
      <text:p text:style-name="P1"><text:s text:c="3"/></text:p>
      <text:p text:style-name="P1">Usually, in a real environment, these values are calculated using an estimator with sensor fusion algorithms like it's described in \cite{lib46}. These techniques give an estimation of the state variables of the real system which are used to set the initial conditions of the NMPC algorithm for the next iteration. </text:p>
      <text:p text:style-name="P1"/>
      <text:p text:style-name="P1">In Section \ref{dynModel} discretization of the model will be explai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12T23:53:39.81</dc:date>
    <dc:creator>Neus Allande Calvet</dc:creator>
    <meta:generator>OpenOffice/4.1.1$Win32 OpenOffice.org_project/411m6$Build-9775</meta:generator>
    <meta:editing-duration>PT54M33S</meta:editing-duration>
    <meta:editing-cycles>3</meta:editing-cycles>
    <meta:document-statistic meta:table-count="0" meta:image-count="0" meta:object-count="0" meta:page-count="5" meta:paragraph-count="73" meta:word-count="766" meta:character-count="6288"/>
  </office:meta>
</office:document-meta>
</file>